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Pictures/2000000700003E530000272D1E6EC2FD.svm"/>
  <manifest:file-entry manifest:media-type="" manifest:full-path="Pictures/2000000700003E6E000026A8D9A38C0E.svm"/>
  <manifest:file-entry manifest:media-type="" manifest:full-path="Pictures/2000000700001B4A00001F3710B5F4D4.svm"/>
  <manifest:file-entry manifest:media-type="" manifest:full-path="Pictures/20000007000040650000297339124DA8.svm"/>
  <manifest:file-entry manifest:media-type="" manifest:full-path="Pictures/20000007000028850000263FA5B0DCB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99cm" table:align="left" style:writing-mode="lr-tb"/>
    </style:style>
    <style:style style:name="Tabela1.A" style:family="table-column">
      <style:table-column-properties style:column-width="2.672cm"/>
    </style:style>
    <style:style style:name="Tabela1.B" style:family="table-column">
      <style:table-column-properties style:column-width="2.646cm"/>
    </style:style>
    <style:style style:name="Tabela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1.C1" style:family="table-cell" style:data-style-name="N0">
      <style:table-cell-properties style:vertical-align="middle" fo:padding="0.049cm" fo:border="0.035cm solid #808080"/>
    </style:style>
    <style:style style:name="Tabela2" style:family="table">
      <style:table-properties style:width="7.99cm" table:align="left" style:writing-mode="lr-tb"/>
    </style:style>
    <style:style style:name="Tabela2.A" style:family="table-column">
      <style:table-column-properties style:column-width="2.672cm"/>
    </style:style>
    <style:style style:name="Tabela2.B" style:family="table-column">
      <style:table-column-properties style:column-width="2.646cm"/>
    </style:style>
    <style:style style:name="Tabela2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2.C1" style:family="table-cell">
      <style:table-cell-properties style:vertical-align="middle" fo:padding="0.049cm" fo:border="0.035cm solid #808080"/>
    </style:style>
    <style:style style:name="Tabela3" style:family="table">
      <style:table-properties style:width="7.99cm" table:align="left" style:writing-mode="lr-tb"/>
    </style:style>
    <style:style style:name="Tabela3.A" style:family="table-column">
      <style:table-column-properties style:column-width="2.672cm"/>
    </style:style>
    <style:style style:name="Tabela3.B" style:family="table-column">
      <style:table-column-properties style:column-width="2.646cm"/>
    </style:style>
    <style:style style:name="Tabela3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3.C1" style:family="table-cell">
      <style:table-cell-properties style:vertical-align="middle" fo:padding="0.049cm" fo:border="0.035cm solid #808080"/>
    </style:style>
    <style:style style:name="Tabela4" style:family="table">
      <style:table-properties style:width="10.636cm" table:align="left" style:writing-mode="lr-tb"/>
    </style:style>
    <style:style style:name="Tabela4.A" style:family="table-column">
      <style:table-column-properties style:column-width="2.672cm"/>
    </style:style>
    <style:style style:name="Tabela4.B" style:family="table-column">
      <style:table-column-properties style:column-width="2.646cm"/>
    </style:style>
    <style:style style:name="Tabela4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4.D1" style:family="table-cell">
      <style:table-cell-properties style:vertical-align="middle" fo:padding="0.049cm" fo:border="0.035cm solid #808080"/>
    </style:style>
    <style:style style:name="Tabela4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a4.D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P1" style:family="paragraph" style:parent-style-name="Table_20_Contents">
      <style:paragraph-properties fo:text-align="end" style:justify-single-word="false" fo:padding="0cm" fo:border="none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text-properties fo:color="#000000" style:text-position="0% 100%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0000" style:text-position="0% 100%"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Standard">
      <style:text-properties fo:color="#000000" style:text-position="0% 100%" style:font-name="Times New Roman" fo:font-size="12pt" fo:font-style="normal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7" style:family="paragraph" style:parent-style-name="Standard">
      <style:text-properties fo:color="#000000" style:text-position="0% 100%" style:font-name="Times New Roman" fo:font-size="12pt" fo:font-style="normal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 fo:padding="0cm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000000" style:text-position="0% 100%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text-position="0% 100%" style:font-name="Times New Roman" fo:font-size="12pt" style:font-name-asian="Consolas" style:font-size-asian="12pt" style:font-name-complex="Consolas" style:font-size-complex="12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800000"/>
    </style:style>
    <style:style style:name="T8" style:family="text">
      <style:text-properties fo:color="#800000" style:text-position="0% 100%" style:font-name="Times New Roman" fo:font-size="12pt" style:font-name-asian="Consolas" style:font-size-asian="12pt" style:font-name-complex="Consolas" style:font-size-complex="1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Piotr Waszak K37</text:span><text:tab/></text:p>
      <text:p text:style-name="Standard"/>
      <text:p text:style-name="Standard">W projekcie numer 1, mamy za zadanie przeprowadzić badanie złożności <text:s/>wyszukiwania liniowego i binarnego liczb całkowitych. Obie analizy zostaną poddane instrumentacji, oraz określimy ich złożoność na pesymistyczną i średnią. </text:p>
      <text:p text:style-name="Standard"/>
      <text:p text:style-name="P8">Wyszukiwanie Liniowe</text:p>
      <text:p text:style-name="Standard"><text:tab/>(1)Jako pierwszą przeprowadze analize wyszukiwania liniowego przed instrumentacją, w badaniu pesymistycznym. Oczywiście kod źródłowy znajduję się na githubie jako <text:span text:style-name="T7">Program.cs</text:span>. Pisanie kodu rozpocząłem od utworzenia tablicy na określoną długość mniejszą od liczby 2<text:span text:style-name="T1">28 </text:span><text:span text:style-name="T2">(na początku zamierzałem zrobić długośc za pomocą metody „Math.Pow(2,28)”, jednak niestety trwałoby to zbyt długo, dlatego zastosowałem krótszą tablice)</text:span></text:p>
      <text:p text:style-name="P2">Przypisałem więc losowa liczbe do każdego elemntu tablicy. Liczby posortowałem.</text:p>
      <text:p text:style-name="Standard"><text:span text:style-name="T2">Następnie stworzyłem funkcje, która ma zadanie sprawdzić pokolei czy gdzieś wśród wylosowanych liczb, znajduję się taka którą szukam: „ </text:span><text:span text:style-name="T3">isPresent(tab, 202313)”. </text:span><text:span text:style-name="T4">Czas pomiędzy przeszukiwaniem tablic odmierzałem metodą stopwatch(). Na końcu, aby zapisać rezultaty użyłem funkcji „</text:span><text:span text:style-name="T3">StreamWriter sw</text:span><text:span text:style-name="T4">” , która zapisuje numer tablicy, <text:s/>wartość tablicy, oraz czas w jakim została ona porównana z liczbą wyszukiwaną. </text:span></text:p>
      <text:p text:style-name="P3">Wykres przedstawiający czas potrzebny na porównanie każdej następnej liczby</text:p>
      <text:p text:style-name="P3"><draw:frame draw:style-name="fr1" draw:name="grafika1" text:anchor-type="paragraph" svg:x="0.15cm" svg:y="0cm" svg:width="10.174cm" svg:height="6.262cm" draw:z-index="0"><draw:image xlink:href="Pictures/2000000700003E530000272D1E6EC2FD.svm" xlink:type="simple" xlink:show="embed" xlink:actuate="onLoad"/></draw:frame>Poniżej 3 wyrwkowych wyników: 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1">1002</text:p>
          </table:table-cell>
          <table:table-cell table:style-name="Tabela1.A1" office:value-type="string">
            <text:p text:style-name="P1">2796861</text:p>
          </table:table-cell>
          <table:table-cell table:style-name="Tabela1.C1" office:value-type="float" office:value="0">
            <text:p text:style-name="P1">0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A"/>
        <table:table-row>
          <table:table-cell table:style-name="Tabela2.A1" office:value-type="string">
            <text:p text:style-name="P1">1416</text:p>
          </table:table-cell>
          <table:table-cell table:style-name="Tabela2.A1" office:value-type="string">
            <text:p text:style-name="P1">1271796658</text:p>
          </table:table-cell>
          <table:table-cell table:style-name="Tabela2.C1" office:value-type="string">
            <text:p text:style-name="P1">0</text:p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column table:style-name="Tabela3.A"/>
        <table:table-row>
          <table:table-cell table:style-name="Tabela3.A1" office:value-type="string">
            <text:p text:style-name="P1">1843</text:p>
          </table:table-cell>
          <table:table-cell table:style-name="Tabela3.A1" office:value-type="string">
            <text:p text:style-name="P1">1960140343</text:p>
          </table:table-cell>
          <table:table-cell table:style-name="Tabela3.C1" office:value-type="string">
            <text:p text:style-name="P1">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(2)W drugim kodzie dokonałem kilku zmian z tego względu, że w pierwszych rekordach pojawiały mi się same zera. Na początku żeby tego uniknąć dodałem minimalną i maksymalną wartość jaka może być wylosowana, niestety jednak to nie pomogło, więc stworzyłem pętle foreach, w której mogłem przedstawić pełen zakres liczb losowych, oraz dokonać pomiarów czasu.</text:p>
      <text:p text:style-name="Standard"><text:span text:style-name="T4">Po doknaniu pomiaru dla każdego sprawdzenia, czy liczba jest zgodna z wyszukiwana, zrobiłem pomiar średniej za pomocą </text:span><text:span text:style-name="T6">double</text:span><text:span text:style-name="T5"> ElapsedSeconds = ElapsedTime * (1.0 / tab.Length); </text:span><text:span text:style-name="T4">.</text:span></text:p>
      <text:p text:style-name="Standard"><text:span text:style-name="T4">Kod na githubie jest pod nazwa </text:span><text:span text:style-name="T8">wyszukiwanielinavg.cs</text:span></text:p>
      <text:p text:style-name="P3"><draw:frame draw:style-name="fr1" draw:name="grafika2" text:anchor-type="paragraph" svg:x="0.136cm" svg:y="0.111cm" svg:width="6.987cm" svg:height="7.99cm" draw:z-index="1"><draw:image xlink:href="Pictures/2000000700001B4A00001F3710B5F4D4.svm" xlink:type="simple" xlink:show="embed" xlink:actuate="onLoad"/></draw:frame></text:p>
      <text:p text:style-name="P3">(3)Trzeci kod <text:span text:style-name="T7">lininstrumentacja.cs, </text:span>dokonujemy sprawdzenia ile liczb jest przyrównanych do naszej liczby podczas wyszukiwania. Dodałem więc w naszej metodzie licznik: „OpIncrement”. </text:p>
      <text:p text:style-name="P3">Dodatkowo został zmierzony czas każdego przyrównania.Wykres przedstawiający wzrost naszego licznika na każdej następnej tablicy.</text:p>
      <text:p text:style-name="P3"><draw:frame draw:style-name="fr1" draw:name="grafika3" text:anchor-type="paragraph" svg:x="0.194cm" svg:y="0.31cm" svg:width="8.456cm" svg:height="4.997cm" draw:z-index="2"><draw:image xlink:href="Pictures/2000000700003E6E000026A8D9A38C0E.svm" xlink:type="simple" xlink:show="embed" xlink:actuate="onLoad"/></draw:frame>Przykładowe rekordy.</text:p>
      <text:p text:style-name="P3"/>
      <table:table table:name="Tabela4" table:style-name="Tabela4">
        <table:table-column table:style-name="Tabela4.A"/>
        <table:table-column table:style-name="Tabela4.B" table:number-columns-repeated="2"/>
        <table:table-column table:style-name="Tabela4.A"/>
        <table:table-row>
          <table:table-cell table:style-name="Tabela4.A1" office:value-type="string">
            <text:p text:style-name="P1">4</text:p>
          </table:table-cell>
          <table:table-cell table:style-name="Tabela4.A1" office:value-type="string">
            <text:p text:style-name="P1">110403</text:p>
          </table:table-cell>
          <table:table-cell table:style-name="Tabela4.A1" office:value-type="string">
            <text:p text:style-name="P1">5</text:p>
          </table:table-cell>
          <table:table-cell table:style-name="Tabela4.D1" office:value-type="string">
            <text:p text:style-name="P1">0</text:p>
          </table:table-cell>
        </table:table-row>
        <table:table-row>
          <table:table-cell table:style-name="Tabela4.A2" office:value-type="string">
            <text:p text:style-name="P1">571</text:p>
          </table:table-cell>
          <table:table-cell table:style-name="Tabela4.A2" office:value-type="string">
            <text:p text:style-name="P1">11013146</text:p>
          </table:table-cell>
          <table:table-cell table:style-name="Tabela4.A2" office:value-type="string">
            <text:p text:style-name="P1">572</text:p>
          </table:table-cell>
          <table:table-cell table:style-name="Tabela4.D2" office:value-type="string">
            <text:p text:style-name="P1">0</text:p>
          </table:table-cell>
        </table:table-row>
        <table:table-row>
          <table:table-cell table:style-name="Tabela4.A2" office:value-type="string">
            <text:p text:style-name="P1">994</text:p>
          </table:table-cell>
          <table:table-cell table:style-name="Tabela4.A2" office:value-type="string">
            <text:p text:style-name="P1">19338240</text:p>
          </table:table-cell>
          <table:table-cell table:style-name="Tabela4.A2" office:value-type="string">
            <text:p text:style-name="P1">995</text:p>
          </table:table-cell>
          <table:table-cell table:style-name="Tabela4.D2" office:value-type="string">
            <text:p text:style-name="P1">0</text:p>
          </table:table-cell>
        </table:table-row>
        <table:table-row>
          <table:table-cell table:style-name="Tabela4.A2" office:value-type="string">
            <text:p text:style-name="P1">1671</text:p>
          </table:table-cell>
          <table:table-cell table:style-name="Tabela4.A2" office:value-type="string">
            <text:p text:style-name="P1">33262153</text:p>
          </table:table-cell>
          <table:table-cell table:style-name="Tabela4.A2" office:value-type="string">
            <text:p text:style-name="P1">1672</text:p>
          </table:table-cell>
          <table:table-cell table:style-name="Tabela4.D2" office:value-type="string">
            <text:p text:style-name="P1">0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>(4)Ostatni kod to wyszukiwanie liniowe z instrumentacja i jej średnia pod nazwa <text:span text:style-name="T10">lininstrumentacjaavg.cs</text:span> na githubie. W zasadzie to do poprzedniego kodu dodałem tylko liczenie średniej, oraz odmierzałem czas mojego licznika.</text:p>
      <text:p text:style-name="P3"><draw:frame draw:style-name="fr1" draw:name="grafika4" text:anchor-type="paragraph" svg:x="0.427cm" svg:y="0.176cm" svg:width="8.474cm" svg:height="7.059cm" draw:z-index="3"><draw:image xlink:href="Pictures/20000007000028850000263FA5B0DCBE.svm" xlink:type="simple" xlink:show="embed" xlink:actuate="onLoad"/></draw:frame></text:p>
      <text:p text:style-name="P3"/>
      <text:p text:style-name="P7">Wyszukiwanie Binarne</text:p>
      <text:p text:style-name="P6"><text:tab/>(1) Zmiany kodu w stosunku do wyszukiwania zaszły przede wszystkim w funkcji IsPresent.</text:p>
      <text:p text:style-name="P6">Funkcja ma za zadanie podzielić tablice na pół, a następnie jeśli wyszukiwana liczba jest większa od środkowej wartości tablicy iść w prawo, jeśli natomiast wartość jest mniejsza ma za zadanie deinkrementować punkty tablicy. Plik na githubie: <text:span text:style-name="T10">binarne.cs</text:span> .Wykres poniżej.</text:p>
      <text:p text:style-name="P6"><draw:frame draw:style-name="fr1" draw:name="grafika5" text:anchor-type="paragraph" svg:x="0.111cm" svg:y="0.22cm" svg:width="7.694cm" svg:height="3.734cm" draw:z-index="4"><draw:image xlink:href="Pictures/20000007000040650000297339124DA8.svm" xlink:type="simple" xlink:show="embed" xlink:actuate="onLoad"/></draw:frame></text:p>
      <text:p text:style-name="P6"/>
      <text:p text:style-name="P6">Przykładowe rekordy:</text:p>
      <text:p text:style-name="P6"><draw:frame draw:style-name="fr2" draw:name="Obiekt2" text:anchor-type="paragraph" svg:x="0.286cm" svg:y="0.757cm" svg:width="6.775cm" svg:height="0.452cm" draw:z-index="6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iekt1" text:anchor-type="paragraph" svg:x="0.286cm" svg:y="0.266cm" svg:width="6.775cm" svg:height="0.453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iekt3" text:anchor-type="paragraph" svg:x="0.286cm" svg:y="1.244cm" svg:width="6.775cm" svg:height="0.453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5T23:34:19.06</meta:creation-date>
    <dc:date>2019-04-10T18:38:08.07</dc:date>
    <meta:editing-duration>PT6H59S</meta:editing-duration>
    <meta:editing-cycles>4</meta:editing-cycles>
    <meta:generator>OpenOffice/4.1.6$Win32 OpenOffice.org_project/416m1$Build-9790</meta:generator>
    <meta:document-statistic meta:table-count="4" meta:image-count="5" meta:object-count="3" meta:page-count="3" meta:paragraph-count="44" meta:word-count="397" meta:character-count="29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 table:number-rows-repeated="290"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6154216">
            <text:p>6154216</text:p>
          </table:table-cell>
          <table:table-cell office:value-type="float" office:value="-1">
            <text:p>-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18:30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 table:number-rows-repeated="1317">
          <table:table-cell table:number-columns-repeated="3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26426710">
            <text:p>26426710</text:p>
          </table:table-cell>
          <table:table-cell office:value-type="float" office:value="-1">
            <text:p>-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18:30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 table:number-rows-repeated="1700">
          <table:table-cell table:number-columns-repeated="3"/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34276948">
            <text:p>34276948</text:p>
          </table:table-cell>
          <table:table-cell office:value-type="float" office:value="-1">
            <text:p>-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18:30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